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5618in" fo:margin-right="-0.5in" fo:text-indent="0in" style:auto-text-indent="false" style:page-number="auto" fo:background-color="transparent"/>
      <style:text-properties officeooo:rsid="0020c334" officeooo:paragraph-rsid="0020c334"/>
    </style:style>
    <style:style style:name="P2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1ff578" officeooo:paragraph-rsid="001ff578"/>
    </style:style>
    <style:style style:name="P3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0c334" officeooo:paragraph-rsid="0020c334"/>
    </style:style>
    <style:style style:name="P4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50495" officeooo:paragraph-rsid="00250495"/>
    </style:style>
    <style:style style:name="P5" style:family="paragraph" style:parent-style-name="Standard">
      <loext:graphic-properties draw:fill="none"/>
      <style:paragraph-properties fo:margin-left="0in" fo:margin-right="-0.5in" fo:text-indent="0in" style:auto-text-indent="false" fo:background-color="transparent"/>
      <style:text-properties officeooo:rsid="0020c334" officeooo:paragraph-rsid="0020c334"/>
    </style:style>
    <style:style style:name="P6" style:family="paragraph" style:parent-style-name="Standard">
      <loext:graphic-properties draw:fill="none"/>
      <style:paragraph-properties fo:margin-left="-0.5618in" fo:margin-right="-0.5in" fo:text-indent="0in" style:auto-text-indent="false" fo:background-color="transparent"/>
      <style:text-properties officeooo:rsid="00282827" officeooo:paragraph-rsid="00282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课程的作业</text:p>
      <text:p text:style-name="P3">1. 创建一个rails应用. </text:p>
      <text:p text:style-name="P3">2. 创建一个controller: <text:s/>my_views_controller</text:p>
      <text:p text:style-name="P3">3. 创建action: simplest_view, 访问后, 可以显示当前时间. </text:p>
      <text:p text:style-name="P3">"当前时间是: <text:s/>2016 Nov 16 .... " (提示: 使用Time.now方法即可) </text:p>
      <text:p text:style-name="P3">4. 创建action: hello_from_action. 在该action中定义一个变量 @name,</text:p>
      <text:p text:style-name="P3">然后,访问页面时, 可以显示 "xx, 你好!"</text:p>
      <text:p text:style-name="P3">5. 创建action: show_footer. 在对应的视图中,调用一个名为 "_footer.html.erb"的partial.</text:p>
      <text:p text:style-name="P3">该partial中的内容如: <text:s/>"copyright@2016, by &lt;你的名字&gt;" <text:s/>. "你的名字"是通过变量</text:p>
      <text:p text:style-name="P3">传入到这个partial中的. </text:p>
      <text:p text:style-name="P3">6. 创建action: show_a_list, 在对应的view中, 创建一个数组, 然后使用&lt;ul&gt;, &lt;li&gt;标签显示出来, </text:p>
      <text:p text:style-name="P3">例如: </text:p>
      <text:p text:style-name="P3"/>
      <text:p text:style-name="P3">```</text:p>
      <text:p text:style-name="P3"/>
      <text:p text:style-name="P3"/>
      <text:p text:style-name="P3"/>
      <text:p text:style-name="P3"/>
      <text:p text:style-name="P3">&lt;ul&gt;</text:p>
      <text:p text:style-name="P3"><text:s text:c="2"/>&lt;li&gt;Banana&lt;/li&gt;</text:p>
      <text:p text:style-name="P3"><text:s text:c="2"/>&lt;li&gt;Apple&lt;/li&gt;</text:p>
      <text:p text:style-name="P3"><text:s text:c="2"/>&lt;li&gt;Orange&lt;/li&gt;</text:p>
      <text:p text:style-name="P3">&lt;/ul&gt;</text:p>
      <text:p text:style-name="P5"/>
      <text:p text:style-name="P2"/>
      <text:p text:style-name="P2">Rails <text:s/>mysql <text:s/>作业</text:p>
      <text:p text:style-name="P2"/>
      <text:p text:style-name="P2">## 数据库迁移作业</text:p>
      <text:p text:style-name="P2"/>
      <text:p text:style-name="P2">1. 在本地安装好 mysql 服务器端, mysql客户端(gui)</text:p>
      <text:p text:style-name="P2">2. 创建rails项目. </text:p>
      <text:p text:style-name="P2">3. 在rails项目中, 配置好于mysql的连接. 数据库的名字为: demo</text:p>
      <text:p text:style-name="P2">4. 使用 rake db:create 命令来创建数据库. </text:p>
      <text:p text:style-name="P2">5. 建立一个migration, 新建一个表: books, 有两个列: author(string), title(string)</text:p>
      <text:p text:style-name="P2">另外, 有时间戳列(created_at, updated_at)(提示:使用 t.timestamps 来创建) </text:p>
      <text:p text:style-name="P2">6. 建立migration, 修改这个表的列, 把author 的名字,改成 zuo_zhe .</text:p>
      <text:p text:style-name="P2">7. 建立migration, 删掉这个表的列:title, <text:s/>再新建一个列: name.(string)</text:p>
      <text:p text:style-name="P2">8. 建立migration, 删掉这个books 表.</text:p>
      <text:p text:style-name="P2">9. rollback 两步. </text:p>
      <text:p text:style-name="P2">10. 再 rake db:migrate 回来.</text:p>
      <text:p text:style-name="P2"/>
      <text:p text:style-name="P4">数据库需要安装第三方gem 包</text:p>
      <text:p text:style-name="P6">ubuntu <text:s text:c="2"/></text:p>
      <text:p text:style-name="P6">sudo apt-get install libmysqlclient-dev </text:p>
      <text:p text:style-name="P6">安装好各种gem: </text:p>
      <text:p text:style-name="P6">bundle <text:s text:c="2"/>install </text:p>
      <text:p text:style-name="P6">3.创建数据库</text:p>
      <text:p text:style-name="P6">bundle exec rake <text:a xlink:type="simple" xlink:href="db:create" text:style-name="Internet_20_link" text:visited-style-name="Visited_20_Internet_20_Link">db:create</text:a> <text:s/></text:p>
      <text:p text:style-name="P6"/>
      <text:p text:style-name="P6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6:57:19.688697422</meta:creation-date>
    <dc:date>2016-11-29T22:35:08.548973868</dc:date>
    <meta:editing-duration>PT18M17S</meta:editing-duration>
    <meta:editing-cycles>4</meta:editing-cycles>
    <meta:generator>LibreOffice/5.2.3.1$Linux_X86_64 LibreOffice_project/20m0$Build-1</meta:generator>
    <meta:document-statistic meta:table-count="0" meta:image-count="0" meta:object-count="0" meta:page-count="2" meta:paragraph-count="38" meta:word-count="413" meta:character-count="1076" meta:non-whitespace-character-count="953"/>
  </office:meta>
</office:document-meta>
</file>